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51cm" draw:marker-start-width="0.355cm" draw:marker-end-width="0.355cm" draw:fill-color="#ffffff" draw:textarea-horizontal-align="justify" draw:textarea-vertical-align="middle" draw:auto-grow-height="false" fo:min-height="10.799cm" fo:min-width="17.688cm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06cm" fo:min-width="2.593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5.088cm"/>
    </style:style>
    <style:style style:name="gr4" style:family="graphic" style:parent-style-name="standard">
      <style:graphic-properties draw:textarea-horizontal-align="justify" draw:textarea-vertical-align="middle" draw:auto-grow-height="false" fo:min-height="3.561cm" fo:min-width="3.05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45cm" fo:min-width="4.91cm"/>
    </style:style>
    <style:style style:name="gr7" style:family="graphic" style:parent-style-name="standard">
      <style:graphic-properties draw:textarea-horizontal-align="justify" draw:textarea-vertical-align="middle" draw:auto-grow-height="false" fo:min-height="1.012cm" fo:min-width="4.087cm"/>
    </style:style>
    <style:style style:name="gr8" style:family="graphic" style:parent-style-name="standard">
      <style:graphic-properties draw:textarea-horizontal-align="justify" draw:textarea-vertical-align="middle" draw:auto-grow-height="false" fo:min-height="1.045cm" fo:min-width="4.087cm"/>
    </style:style>
    <style:style style:name="gr9" style:family="graphic" style:parent-style-name="standard">
      <style:graphic-properties draw:textarea-horizontal-align="justify" draw:textarea-vertical-align="middle" draw:auto-grow-height="false" fo:min-height="2.386cm" fo:min-width="3.957cm"/>
    </style:style>
    <style:style style:name="gr10" style:family="graphic" style:parent-style-name="standard">
      <style:graphic-properties draw:textarea-horizontal-align="justify" draw:textarea-vertical-align="middle" draw:auto-grow-height="false" fo:min-height="1.739cm" fo:min-width="4.536cm"/>
    </style:style>
    <style:style style:name="gr11" style:family="graphic" style:parent-style-name="standard">
      <style:graphic-properties draw:textarea-horizontal-align="justify" draw:textarea-vertical-align="middle" draw:auto-grow-height="false" fo:min-height="1.65cm" fo:min-width="4.41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6.48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88cm" svg:height="11.049cm" svg:x="1.4cm" svg:y="14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3.429cm" svg:height="1.778cm" svg:x="8.955cm" svg:y="2.27cm">
          <text:p text:style-name="P2">Vehicle </text:p>
          <text:p text:style-name="P2">Path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1" draw:id="id1" draw:layer="layout" svg:width="5.588cm" svg:height="1.524cm" svg:x="8.038cm" svg:y="7.843cm">
          <text:p text:style-name="P2">Convert to frenet</text:p>
          <text:p text:style-name="P2">and xy pat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5.588cm" svg:height="1.524cm" svg:x="8.039cm" svg:y="10.144cm">
          <text:p text:style-name="P2">Calculate Speed</text:p>
          <text:p text:style-name="P2">Lim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" draw:id="id2" draw:layer="layout" svg:width="5.842cm" svg:height="3.81cm" svg:x="1.316cm" svg:y="7.993cm">
          <text:p text:style-name="P2">XY path</text:p>
          <text:p text:style-name="P2">Frenet Path</text:p>
          <text:p text:style-name="P2">Speed Limi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3" draw:layer="layout" svg:x1="8.038cm" svg:y1="8.605cm" svg:x2="6.563cm" svg:y2="9.898cm" draw:start-shape="id1" draw:start-glue-point="5" draw:end-shape="id2" draw:end-glue-point="9" svg:d="M8038 8605h-439v1293h-1036" svg:viewBox="0 0 1476 1294">
          <text:p/>
        </draw:connector>
        <draw:connector draw:style-name="gr5" draw:text-style-name="P3" draw:layer="layout" svg:x1="8.039cm" svg:y1="10.906cm" svg:x2="6.563cm" svg:y2="9.898cm" draw:start-shape="id3" draw:start-glue-point="5" draw:end-shape="id2" draw:end-glue-point="9" svg:d="M8039 10906h-440v-1008h-1036" svg:viewBox="0 0 1477 1009">
          <text:p/>
        </draw:connector>
        <draw:connector draw:style-name="gr5" draw:text-style-name="P3" draw:layer="layout" draw:line-skew="-1.465cm" svg:x1="10.67cm" svg:y1="4.048cm" svg:x2="4.237cm" svg:y2="7.993cm" draw:start-shape="id4" draw:start-glue-point="6" draw:end-shape="id2" svg:d="M10670 4048v508h-6433v3437" svg:viewBox="0 0 6434 3946">
          <text:p/>
        </draw:connector>
        <draw:custom-shape draw:style-name="gr6" draw:text-style-name="P2" draw:layer="layout" svg:width="5.842cm" svg:height="1.397cm" svg:x="7.812cm" svg:y="5.445cm">
          <text:p text:style-name="P2">Path Upda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3" draw:layer="layout" svg:x1="10.733cm" svg:y1="6.842cm" svg:x2="10.732cm" svg:y2="7.843cm" svg:d="M10733 6842v501h-1v500" svg:viewBox="0 0 2 1002">
          <text:p/>
        </draw:connector>
        <draw:connector draw:style-name="gr5" draw:text-style-name="P3" draw:layer="layout" svg:x1="10.732cm" svg:y1="9.367cm" svg:x2="10.733cm" svg:y2="10.144cm" svg:d="M10732 9367v389h1v388" svg:viewBox="0 0 2 778">
          <text:p/>
        </draw:connector>
        <draw:custom-shape draw:style-name="gr7" draw:text-style-name="P2" xml:id="id5" draw:id="id5" draw:layer="layout" svg:width="4.953cm" svg:height="1.362cm" svg:x="14.216cm" svg:y="7.134cm">
          <text:p text:style-name="P2">Find frenet </text:p>
          <text:p text:style-name="P2">coordinate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xml:id="id6" draw:id="id6" draw:layer="layout" svg:width="4.953cm" svg:height="1.397cm" svg:x="14.416cm" svg:y="9.999cm">
          <text:p text:style-name="P2">Find XY </text:p>
          <text:p text:style-name="P2">coordinate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3" draw:layer="layout" svg:x1="10.67cm" svg:y1="4.048cm" svg:x2="10.733cm" svg:y2="5.445cm" draw:start-shape="id4" draw:start-glue-point="6" svg:d="M10670 4048v950h63v447" svg:viewBox="0 0 64 1398">
          <text:p/>
        </draw:connector>
        <draw:connector draw:style-name="gr5" draw:text-style-name="P3" draw:layer="layout" svg:x1="12.384cm" svg:y1="3.159cm" svg:x2="16.693cm" svg:y2="7.134cm" draw:start-shape="id4" draw:start-glue-point="7" draw:end-shape="id5" draw:end-glue-point="4" svg:d="M12384 3159h4309v3975" svg:viewBox="0 0 4310 3976">
          <text:p/>
        </draw:connector>
        <draw:connector draw:style-name="gr5" draw:text-style-name="P3" draw:layer="layout" draw:line-skew="0.431cm" svg:x1="12.384cm" svg:y1="3.159cm" svg:x2="14.416cm" svg:y2="10.698cm" draw:start-shape="id4" draw:start-glue-point="7" draw:end-shape="id6" draw:end-glue-point="5" svg:d="M12384 3159h1447v7539h585" svg:viewBox="0 0 2033 7540">
          <text:p/>
        </draw:connector>
        <draw:connector draw:style-name="gr5" draw:text-style-name="P3" draw:layer="layout" svg:x1="4.237cm" svg:y1="11.803cm" svg:x2="16.893cm" svg:y2="11.396cm" draw:start-shape="id2" draw:start-glue-point="8" draw:end-shape="id6" draw:end-glue-point="6" svg:d="M4237 11803v502h12656v-909" svg:viewBox="0 0 12657 910">
          <text:p/>
        </draw:connector>
        <draw:connector draw:style-name="gr5" draw:text-style-name="P3" draw:layer="layout" draw:line-skew="0cm -0.07cm" svg:x1="3.642cm" svg:y1="11.803cm" svg:x2="19.169cm" svg:y2="7.815cm" draw:start-shape="id2" draw:start-glue-point="7" draw:end-shape="id5" draw:end-glue-point="7" svg:d="M3642 11803v502h15958v-4490h-431" svg:viewBox="0 0 15959 4491">
          <text:p/>
        </draw:connector>
        <draw:custom-shape draw:style-name="gr9" draw:text-style-name="P2" xml:id="id7" draw:id="id7" draw:layer="layout" svg:width="4.457cm" svg:height="2.636cm" svg:x="3.439cm" svg:y="16.144cm">
          <text:p text:style-name="P2">Convert to</text:p>
          <text:p text:style-name="P2"><text:s/>Frenet and</text:p>
          <text:p text:style-name="P2"><text:s/>xy pat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5.438cm" svg:height="2.147cm" svg:x="8.831cm" svg:y="19.935cm">
          <text:p text:style-name="P2">Find frenet </text:p>
          <text:p text:style-name="P2">coordinate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" draw:layer="layout" svg:width="5.311cm" svg:height="2.05cm" svg:x="8.958cm" svg:y="22.799cm">
          <text:p text:style-name="P2">Find XY </text:p>
          <text:p text:style-name="P2">coordinate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2" xml:id="id8" draw:id="id8" draw:layer="layout" svg:width="4.457cm" svg:height="2.636cm" svg:x="9.239cm" svg:y="16.145cm">
          <text:p text:style-name="P2">Calculate</text:p>
          <text:p text:style-name="P2">Speed</text:p>
          <text:p text:style-name="P2">Lim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9" draw:id="id9" draw:layer="layout" svg:width="4.457cm" svg:height="2.636cm" svg:x="14.839cm" svg:y="16.145cm">
          <text:p text:style-name="P2">Store XY,</text:p>
          <text:p text:style-name="P2">Frenet Path</text:p>
          <text:p text:style-name="P2">Speed Limi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3" draw:layer="layout" svg:x1="1.554cm" svg:y1="17.383cm" svg:x2="3.459cm" svg:y2="17.383cm">
          <text:p text:style-name="P2">Path</text:p>
          <text:p text:style-name="P2"/>
        </draw:line>
        <draw:connector draw:style-name="gr5" draw:text-style-name="P3" draw:layer="layout" draw:type="line" svg:x1="7.896cm" svg:y1="17.462cm" svg:x2="9.239cm" svg:y2="17.463cm" draw:start-shape="id7" draw:start-glue-point="7" draw:end-shape="id8" draw:end-glue-point="5" svg:d="M7896 17462l1343 1" svg:viewBox="0 0 1344 2">
          <text:p/>
        </draw:connector>
        <draw:connector draw:style-name="gr5" draw:text-style-name="P3" draw:layer="layout" draw:type="line" svg:x1="13.696cm" svg:y1="17.463cm" svg:x2="14.839cm" svg:y2="17.463cm" draw:start-shape="id8" draw:start-glue-point="7" draw:end-shape="id9" draw:end-glue-point="5" svg:d="M13696 17463h1143" svg:viewBox="0 0 1144 1">
          <text:p/>
        </draw:connector>
        <draw:line draw:style-name="gr12" draw:text-style-name="P3" draw:layer="layout" svg:x1="5.275cm" svg:y1="20.939cm" svg:x2="8.831cm" svg:y2="20.939cm">
          <text:p text:style-name="P2"/>
          <text:p text:style-name="P2">XY</text:p>
          <text:p text:style-name="P2">Coordinate</text:p>
          <text:p text:style-name="P2"/>
        </draw:line>
        <draw:line draw:style-name="gr12" draw:text-style-name="P3" draw:layer="layout" svg:x1="14.329cm" svg:y1="20.909cm" svg:x2="18.356cm" svg:y2="20.939cm">
          <text:p text:style-name="P2"/>
          <text:p text:style-name="P2">Frenet</text:p>
          <text:p text:style-name="P2">Coordinate</text:p>
          <text:p text:style-name="P2"/>
        </draw:line>
        <draw:line draw:style-name="gr12" draw:text-style-name="P3" draw:layer="layout" svg:x1="4.829cm" svg:y1="23.717cm" svg:x2="8.856cm" svg:y2="23.747cm">
          <text:p text:style-name="P2"/>
          <text:p text:style-name="P2">Frenet</text:p>
          <text:p text:style-name="P2">Coordinate</text:p>
          <text:p text:style-name="P2"/>
        </draw:line>
        <draw:line draw:style-name="gr12" draw:text-style-name="P3" draw:layer="layout" svg:x1="14.375cm" svg:y1="23.744cm" svg:x2="17.931cm" svg:y2="23.744cm">
          <text:p text:style-name="P2"/>
          <text:p text:style-name="P2">XY</text:p>
          <text:p text:style-name="P2">Coordinate</text:p>
          <text:p text:style-name="P2"/>
        </draw:line>
        <draw:custom-shape draw:style-name="gr13" draw:text-style-name="P1" draw:layer="layout" svg:width="6.985cm" svg:height="1.016cm" svg:x="1.381cm" svg:y="13.7cm">
          <text:p text:style-name="P2">Vehicle Path Class <text:s text:c="6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17:19:28.592082688</meta:creation-date>
    <meta:generator>LibreOffice/5.1.6.2$Linux_X86_64 LibreOffice_project/10m0$Build-2</meta:generator>
    <dc:date>2018-04-09T23:40:53.843946184</dc:date>
    <meta:editing-duration>PT40M49S</meta:editing-duration>
    <meta:editing-cycles>5</meta:editing-cycles>
    <meta:document-statistic meta:object-count="31"/>
  </office:meta>
</office:document-meta>
</file>